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A">
            <text:p>A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Simplest model with two reactions">
            <text:p>Simplest model with two reactions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opt">
            <text:p>qopt</text:p>
          </table:table-cell>
          <table:table-cell office:value-type="string" office:string-value="Optimal solutions per condition">
            <text:p>Optimal solutions per condition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0.0">
            <text:p>10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1.0">
            <text:p>1.0</text:p>
          </table:table-cell>
          <table:table-cell office:value-type="float" office:value="0.8100000000000005">
            <text:p>0.8100000000000005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1.0">
            <text:p>1.0</text:p>
          </table:table-cell>
          <table:table-cell office:value-type="float" office:value="0.8126909834801854">
            <text:p>0.8126909834801854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1.0">
            <text:p>1.0</text:p>
          </table:table-cell>
          <table:table-cell office:value-type="float" office:value="0.8130665659284848">
            <text:p>0.8130665659284848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1.0">
            <text:p>1.0</text:p>
          </table:table-cell>
          <table:table-cell office:value-type="float" office:value="0.8136253933936848">
            <text:p>0.8136253933936848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1.0">
            <text:p>1.0</text:p>
          </table:table-cell>
          <table:table-cell office:value-type="float" office:value="0.814453615849333">
            <text:p>0.814453615849333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1.0">
            <text:p>1.0</text:p>
          </table:table-cell>
          <table:table-cell office:value-type="float" office:value="0.8156739838362879">
            <text:p>0.8156739838362879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1.0">
            <text:p>1.0</text:p>
          </table:table-cell>
          <table:table-cell office:value-type="float" office:value="0.8174569567605264">
            <text:p>0.8174569567605264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1.0">
            <text:p>1.0</text:p>
          </table:table-cell>
          <table:table-cell office:value-type="float" office:value="0.82003026676065">
            <text:p>0.82003026676065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1.0">
            <text:p>1.0</text:p>
          </table:table-cell>
          <table:table-cell office:value-type="float" office:value="0.8236805048653295">
            <text:p>0.8236805048653295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1.0">
            <text:p>1.0</text:p>
          </table:table-cell>
          <table:table-cell office:value-type="float" office:value="0.828736250747505">
            <text:p>0.828736250747505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1.0">
            <text:p>1.0</text:p>
          </table:table-cell>
          <table:table-cell office:value-type="float" office:value="0.835519495586947">
            <text:p>0.835519495586947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1.0">
            <text:p>1.0</text:p>
          </table:table-cell>
          <table:table-cell office:value-type="float" office:value="0.8442593226667711">
            <text:p>0.8442593226667711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1.0">
            <text:p>1.0</text:p>
          </table:table-cell>
          <table:table-cell office:value-type="float" office:value="0.8549841751420691">
            <text:p>0.8549841751420691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1.0">
            <text:p>1.0</text:p>
          </table:table-cell>
          <table:table-cell office:value-type="float" office:value="0.8674409127432902">
            <text:p>0.8674409127432902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1.0">
            <text:p>1.0</text:p>
          </table:table-cell>
          <table:table-cell office:value-type="float" office:value="0.8810984280467203">
            <text:p>0.8810984280467203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1.0">
            <text:p>1.0</text:p>
          </table:table-cell>
          <table:table-cell office:value-type="float" office:value="0.8952542383306645">
            <text:p>0.8952542383306645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1.0">
            <text:p>1.0</text:p>
          </table:table-cell>
          <table:table-cell office:value-type="float" office:value="0.9091963550785942">
            <text:p>0.9091963550785942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1.0">
            <text:p>1.0</text:p>
          </table:table-cell>
          <table:table-cell office:value-type="float" office:value="0.9223424259627045">
            <text:p>0.9223424259627045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1.0">
            <text:p>1.0</text:p>
          </table:table-cell>
          <table:table-cell office:value-type="float" office:value="0.9343073861059272">
            <text:p>0.9343073861059272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1.0">
            <text:p>1.0</text:p>
          </table:table-cell>
          <table:table-cell office:value-type="float" office:value="0.9449012564858156">
            <text:p>0.9449012564858156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1.0">
            <text:p>1.0</text:p>
          </table:table-cell>
          <table:table-cell office:value-type="float" office:value="0.9540871622683431">
            <text:p>0.9540871622683431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1.0">
            <text:p>1.0</text:p>
          </table:table-cell>
          <table:table-cell office:value-type="float" office:value="0.9619293323493173">
            <text:p>0.9619293323493173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1.0">
            <text:p>1.0</text:p>
          </table:table-cell>
          <table:table-cell office:value-type="float" office:value="0.9685481314640898">
            <text:p>0.9685481314640898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1.0">
            <text:p>1.0</text:p>
          </table:table-cell>
          <table:table-cell office:value-type="float" office:value="0.9740877559786912">
            <text:p>0.9740877559786912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1.0">
            <text:p>1.0</text:p>
          </table:table-cell>
          <table:table-cell office:value-type="float" office:value="0.9786957710069619">
            <text:p>0.9786957710069619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1.0">
            <text:p>1.0</text:p>
          </table:table-cell>
          <table:table-cell office:value-type="float" office:value="0.9825115867146468">
            <text:p>0.9825115867146468</text:p>
          </table:table-cell>
        </table:table-row>
      </table:table>
      <table:table table:name="optimization_data">
        <table:table-row>
          <table:table-cell table:style-name="pd1" office:value-type="string" office:string-value="rho">
            <text:p>rho</text:p>
          </table:table-cell>
          <table:table-cell table:style-name="pd1" office:value-type="string" office:string-value="x_G">
            <text:p>x_G</text:p>
          </table:table-cell>
          <table:table-cell table:style-name="pd1" office:value-type="string" office:string-value="condition">
            <text:p>condition</text:p>
          </table:table-cell>
          <table:table-cell table:style-name="pd1" office:value-type="string" office:string-value="mu">
            <text:p>mu</text:p>
          </table:table-cell>
          <table:table-cell table:style-name="pd1" office:value-type="string" office:string-value="density">
            <text:p>density</text:p>
          </table:table-cell>
          <table:table-cell table:style-name="pd1" office:value-type="string" office:string-value="consistent">
            <text:p>consistent</text:p>
          </table:table-cell>
          <table:table-cell table:style-name="pd1" office:value-type="string" office:string-value="converged">
            <text:p>converged</text:p>
          </table:table-cell>
          <table:table-cell table:style-name="pd1" office:value-type="string" office:string-value="run_time">
            <text:p>run_time</text:p>
          </table:table-cell>
          <table:table-cell table:style-name="pd1" office:value-type="string" office:string-value="rxn1_q">
            <text:p>rxn1_q</text:p>
          </table:table-cell>
          <table:table-cell table:style-name="pd1" office:value-type="string" office:string-value="Ribosome_q">
            <text:p>Ribosome_q</text:p>
          </table:table-cell>
          <table:table-cell table:style-name="pd1" office:value-type="string" office:string-value="rxn1_v">
            <text:p>rxn1_v</text:p>
          </table:table-cell>
          <table:table-cell table:style-name="pd1" office:value-type="string" office:string-value="Ribosome_v">
            <text:p>Ribosome_v</text:p>
          </table:table-cell>
          <table:table-cell table:style-name="pd1" office:value-type="string" office:string-value="rxn1_p">
            <text:p>rxn1_p</text:p>
          </table:table-cell>
          <table:table-cell table:style-name="pd1" office:value-type="string" office:string-value="Ribosome_p">
            <text:p>Ribosome_p</text:p>
          </table:table-cell>
          <table:table-cell table:style-name="pd1" office:value-type="string" office:string-value="AA_b">
            <text:p>AA_b</text:p>
          </table:table-cell>
          <table:table-cell table:style-name="pd1" office:value-type="string" office:string-value="Protein_b">
            <text:p>Protein_b</text:p>
          </table:table-cell>
          <table:table-cell table:style-name="pd1" office:value-type="string" office:string-value="AA_c">
            <text:p>AA_c</text:p>
          </table:table-cell>
          <table:table-cell table:style-name="pd1" office:value-type="string" office:string-value="Protein_c">
            <text:p>Protein_c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00.0">
            <text:p>100.0</text:p>
          </table:table-cell>
          <table:table-cell office:value-type="string" office:string-value="1">
            <text:p>1</text:p>
          </table:table-cell>
          <table:table-cell office:value-type="float" office:value="2.6831058904514196">
            <text:p>2.68310589045141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60219999999999">
            <text:p>0.0060219999999999</text:p>
          </table:table-cell>
          <table:table-cell office:value-type="float" office:value="1.0">
            <text:p>1.0</text:p>
          </table:table-cell>
          <table:table-cell office:value-type="float" office:value="0.8126909834801854">
            <text:p>0.8126909834801854</text:p>
          </table:table-cell>
          <table:table-cell office:value-type="float" office:value="912.2560027534826">
            <text:p>912.2560027534826</text:p>
          </table:table-cell>
          <table:table-cell office:value-type="float" office:value="741.3822280634306">
            <text:p>741.3822280634306</text:p>
          </table:table-cell>
          <table:table-cell office:value-type="float" office:value="92.13785627810176">
            <text:p>92.13785627810176</text:p>
          </table:table-cell>
          <table:table-cell office:value-type="float" office:value="184.1770781051613">
            <text:p>184.1770781051613</text:p>
          </table:table-cell>
          <table:table-cell office:value-type="float" office:value="0.1873090165198145">
            <text:p>0.1873090165198145</text:p>
          </table:table-cell>
          <table:table-cell office:value-type="float" office:value="0.8126909834801854">
            <text:p>0.8126909834801854</text:p>
          </table:table-cell>
          <table:table-cell office:value-type="float" office:value="63.68506561673696">
            <text:p>63.68506561673696</text:p>
          </table:table-cell>
          <table:table-cell office:value-type="float" office:value="276.31493438326305">
            <text:p>276.3149343832630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66.66666666666667">
            <text:p>66.66666666666667</text:p>
          </table:table-cell>
          <table:table-cell office:value-type="string" office:string-value="2">
            <text:p>2</text:p>
          </table:table-cell>
          <table:table-cell office:value-type="float" office:value="2.6786850628039898">
            <text:p>2.67868506280398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219999999999">
            <text:p>0.0058219999999999</text:p>
          </table:table-cell>
          <table:table-cell office:value-type="float" office:value="1.0">
            <text:p>1.0</text:p>
          </table:table-cell>
          <table:table-cell office:value-type="float" office:value="0.8130665659284848">
            <text:p>0.8130665659284848</text:p>
          </table:table-cell>
          <table:table-cell office:value-type="float" office:value="910.7529213533564">
            <text:p>910.7529213533564</text:p>
          </table:table-cell>
          <table:table-cell office:value-type="float" office:value="740.5027501741091">
            <text:p>740.5027501741091</text:p>
          </table:table-cell>
          <table:table-cell office:value-type="float" office:value="92.44142151736568">
            <text:p>92.44142151736568</text:p>
          </table:table-cell>
          <table:table-cell office:value-type="float" office:value="184.0012108983192">
            <text:p>184.0012108983192</text:p>
          </table:table-cell>
          <table:table-cell office:value-type="float" office:value="0.1869334340715151">
            <text:p>0.1869334340715151</text:p>
          </table:table-cell>
          <table:table-cell office:value-type="float" office:value="0.8130665659284848">
            <text:p>0.8130665659284848</text:p>
          </table:table-cell>
          <table:table-cell office:value-type="float" office:value="63.557367584315166">
            <text:p>63.557367584315166</text:p>
          </table:table-cell>
          <table:table-cell office:value-type="float" office:value="276.44263241568484">
            <text:p>276.4426324156848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44.44444444444445">
            <text:p>44.44444444444445</text:p>
          </table:table-cell>
          <table:table-cell office:value-type="string" office:string-value="3">
            <text:p>3</text:p>
          </table:table-cell>
          <table:table-cell office:value-type="float" office:value="2.6720848549189897">
            <text:p>2.67208485491898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61929999999999">
            <text:p>0.0061929999999999</text:p>
          </table:table-cell>
          <table:table-cell office:value-type="float" office:value="1.0">
            <text:p>1.0</text:p>
          </table:table-cell>
          <table:table-cell office:value-type="float" office:value="0.8136253933936847">
            <text:p>0.8136253933936847</text:p>
          </table:table-cell>
          <table:table-cell office:value-type="float" office:value="908.5088506724563">
            <text:p>908.5088506724563</text:p>
          </table:table-cell>
          <table:table-cell office:value-type="float" office:value="739.1858710300218">
            <text:p>739.1858710300218</text:p>
          </table:table-cell>
          <table:table-cell office:value-type="float" office:value="92.89502998125869">
            <text:p>92.89502998125869</text:p>
          </table:table-cell>
          <table:table-cell office:value-type="float" office:value="183.73760377259413">
            <text:p>183.73760377259413</text:p>
          </table:table-cell>
          <table:table-cell office:value-type="float" office:value="0.1863746066063152">
            <text:p>0.1863746066063152</text:p>
          </table:table-cell>
          <table:table-cell office:value-type="float" office:value="0.8136253933936847">
            <text:p>0.8136253933936847</text:p>
          </table:table-cell>
          <table:table-cell office:value-type="float" office:value="63.36736624614717">
            <text:p>63.36736624614717</text:p>
          </table:table-cell>
          <table:table-cell office:value-type="float" office:value="276.6326337538528">
            <text:p>276.6326337538528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9.62962962962964">
            <text:p>29.62962962962964</text:p>
          </table:table-cell>
          <table:table-cell office:value-type="string" office:string-value="4">
            <text:p>4</text:p>
          </table:table-cell>
          <table:table-cell office:value-type="float" office:value="2.662253661843992">
            <text:p>2.6622536618439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359999999999">
            <text:p>0.0057359999999999</text:p>
          </table:table-cell>
          <table:table-cell office:value-type="float" office:value="1.0">
            <text:p>1.0</text:p>
          </table:table-cell>
          <table:table-cell office:value-type="float" office:value="0.8144536158493328">
            <text:p>0.8144536158493328</text:p>
          </table:table-cell>
          <table:table-cell office:value-type="float" office:value="905.1662450269571">
            <text:p>905.1662450269571</text:p>
          </table:table-cell>
          <table:table-cell office:value-type="float" office:value="737.2159212069683">
            <text:p>737.2159212069683</text:p>
          </table:table-cell>
          <table:table-cell office:value-type="float" office:value="93.57156057966169">
            <text:p>93.57156057966169</text:p>
          </table:table-cell>
          <table:table-cell office:value-type="float" office:value="183.34266880911153">
            <text:p>183.34266880911153</text:p>
          </table:table-cell>
          <table:table-cell office:value-type="float" office:value="0.185546384150667">
            <text:p>0.185546384150667</text:p>
          </table:table-cell>
          <table:table-cell office:value-type="float" office:value="0.8144536158493328">
            <text:p>0.8144536158493328</text:p>
          </table:table-cell>
          <table:table-cell office:value-type="float" office:value="63.08577061122679">
            <text:p>63.08577061122679</text:p>
          </table:table-cell>
          <table:table-cell office:value-type="float" office:value="276.9142293887732">
            <text:p>276.914229388773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9.75308641975309">
            <text:p>19.75308641975309</text:p>
          </table:table-cell>
          <table:table-cell office:value-type="string" office:string-value="5">
            <text:p>5</text:p>
          </table:table-cell>
          <table:table-cell office:value-type="float" office:value="2.64766005109115">
            <text:p>2.6476600510911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935">
            <text:p>0.005935</text:p>
          </table:table-cell>
          <table:table-cell office:value-type="float" office:value="1.0">
            <text:p>1.0</text:p>
          </table:table-cell>
          <table:table-cell office:value-type="float" office:value="0.8156739838362878">
            <text:p>0.8156739838362878</text:p>
          </table:table-cell>
          <table:table-cell office:value-type="float" office:value="900.204417370991">
            <text:p>900.204417370991</text:p>
          </table:table-cell>
          <table:table-cell office:value-type="float" office:value="734.2733233840206">
            <text:p>734.2733233840206</text:p>
          </table:table-cell>
          <table:table-cell office:value-type="float" office:value="94.57772660003971">
            <text:p>94.57772660003971</text:p>
          </table:table-cell>
          <table:table-cell office:value-type="float" office:value="182.75142790429817">
            <text:p>182.75142790429817</text:p>
          </table:table-cell>
          <table:table-cell office:value-type="float" office:value="0.1843260161637121">
            <text:p>0.1843260161637121</text:p>
          </table:table-cell>
          <table:table-cell office:value-type="float" office:value="0.8156739838362878">
            <text:p>0.8156739838362878</text:p>
          </table:table-cell>
          <table:table-cell office:value-type="float" office:value="62.67084549566213">
            <text:p>62.67084549566213</text:p>
          </table:table-cell>
          <table:table-cell office:value-type="float" office:value="277.32915450433785">
            <text:p>277.3291545043378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3.16872427983539">
            <text:p>13.16872427983539</text:p>
          </table:table-cell>
          <table:table-cell office:value-type="string" office:string-value="6">
            <text:p>6</text:p>
          </table:table-cell>
          <table:table-cell office:value-type="float" office:value="2.626106625692895">
            <text:p>2.6261066256928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6137">
            <text:p>0.006137</text:p>
          </table:table-cell>
          <table:table-cell office:value-type="float" office:value="1.0">
            <text:p>1.0</text:p>
          </table:table-cell>
          <table:table-cell office:value-type="float" office:value="0.8174569567605264">
            <text:p>0.8174569567605264</text:p>
          </table:table-cell>
          <table:table-cell office:value-type="float" office:value="892.8762527355842">
            <text:p>892.8762527355842</text:p>
          </table:table-cell>
          <table:table-cell office:value-type="float" office:value="729.8879043249733">
            <text:p>729.8879043249733</text:p>
          </table:table-cell>
          <table:table-cell office:value-type="float" office:value="96.06790431776926">
            <text:p>96.06790431776926</text:p>
          </table:table-cell>
          <table:table-cell office:value-type="float" office:value="181.8674609808097">
            <text:p>181.8674609808097</text:p>
          </table:table-cell>
          <table:table-cell office:value-type="float" office:value="0.1825430432394735">
            <text:p>0.1825430432394735</text:p>
          </table:table-cell>
          <table:table-cell office:value-type="float" office:value="0.8174569567605264">
            <text:p>0.8174569567605264</text:p>
          </table:table-cell>
          <table:table-cell office:value-type="float" office:value="62.06463470142101">
            <text:p>62.06463470142101</text:p>
          </table:table-cell>
          <table:table-cell office:value-type="float" office:value="277.935365298579">
            <text:p>277.935365298579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8.779149519890263">
            <text:p>8.779149519890263</text:p>
          </table:table-cell>
          <table:table-cell office:value-type="string" office:string-value="7">
            <text:p>7</text:p>
          </table:table-cell>
          <table:table-cell office:value-type="float" office:value="2.594509962246978">
            <text:p>2.59450996224697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939999999999">
            <text:p>0.0057939999999999</text:p>
          </table:table-cell>
          <table:table-cell office:value-type="float" office:value="1.0">
            <text:p>1.0</text:p>
          </table:table-cell>
          <table:table-cell office:value-type="float" office:value="0.82003026676065">
            <text:p>0.82003026676065</text:p>
          </table:table-cell>
          <table:table-cell office:value-type="float" office:value="882.1333871639724">
            <text:p>882.1333871639724</text:p>
          </table:table-cell>
          <table:table-cell office:value-type="float" office:value="723.3760767945481">
            <text:p>723.3760767945481</text:p>
          </table:table-cell>
          <table:table-cell office:value-type="float" office:value="98.26138932956191">
            <text:p>98.26138932956191</text:p>
          </table:table-cell>
          <table:table-cell office:value-type="float" office:value="180.5489013690592">
            <text:p>180.5489013690592</text:p>
          </table:table-cell>
          <table:table-cell office:value-type="float" office:value="0.1799697332393499">
            <text:p>0.1799697332393499</text:p>
          </table:table-cell>
          <table:table-cell office:value-type="float" office:value="0.82003026676065">
            <text:p>0.82003026676065</text:p>
          </table:table-cell>
          <table:table-cell office:value-type="float" office:value="61.189709301378976">
            <text:p>61.189709301378976</text:p>
          </table:table-cell>
          <table:table-cell office:value-type="float" office:value="278.81029069862103">
            <text:p>278.8102906986210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5.852766346593508">
            <text:p>5.852766346593508</text:p>
          </table:table-cell>
          <table:table-cell office:value-type="string" office:string-value="8">
            <text:p>8</text:p>
          </table:table-cell>
          <table:table-cell office:value-type="float" office:value="2.5486869011736086">
            <text:p>2.548686901173608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23">
            <text:p>0.005823</text:p>
          </table:table-cell>
          <table:table-cell office:value-type="float" office:value="1.0">
            <text:p>1.0</text:p>
          </table:table-cell>
          <table:table-cell office:value-type="float" office:value="0.8236805048653295">
            <text:p>0.8236805048653295</text:p>
          </table:table-cell>
          <table:table-cell office:value-type="float" office:value="866.5535463990269">
            <text:p>866.5535463990269</text:p>
          </table:table-cell>
          <table:table-cell office:value-type="float" office:value="713.7632625907921">
            <text:p>713.7632625907921</text:p>
          </table:table-cell>
          <table:table-cell office:value-type="float" office:value="101.46123437407982">
            <text:p>101.46123437407982</text:p>
          </table:table-cell>
          <table:table-cell office:value-type="float" office:value="178.59013728013224">
            <text:p>178.59013728013224</text:p>
          </table:table-cell>
          <table:table-cell office:value-type="float" office:value="0.1763194951346704">
            <text:p>0.1763194951346704</text:p>
          </table:table-cell>
          <table:table-cell office:value-type="float" office:value="0.8236805048653295">
            <text:p>0.8236805048653295</text:p>
          </table:table-cell>
          <table:table-cell office:value-type="float" office:value="59.94862834578797">
            <text:p>59.94862834578797</text:p>
          </table:table-cell>
          <table:table-cell office:value-type="float" office:value="280.05137165421206">
            <text:p>280.0513716542120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3.901844231062339">
            <text:p>3.901844231062339</text:p>
          </table:table-cell>
          <table:table-cell office:value-type="string" office:string-value="9">
            <text:p>9</text:p>
          </table:table-cell>
          <table:table-cell office:value-type="float" office:value="2.483247930107856">
            <text:p>2.48324793010785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60089999999999">
            <text:p>0.0060089999999999</text:p>
          </table:table-cell>
          <table:table-cell office:value-type="float" office:value="1.0">
            <text:p>1.0</text:p>
          </table:table-cell>
          <table:table-cell office:value-type="float" office:value="0.828736250747505">
            <text:p>0.828736250747505</text:p>
          </table:table-cell>
          <table:table-cell office:value-type="float" office:value="844.3042962366709">
            <text:p>844.3042962366709</text:p>
          </table:table-cell>
          <table:table-cell office:value-type="float" office:value="699.7055769531894">
            <text:p>699.7055769531894</text:p>
          </table:table-cell>
          <table:table-cell office:value-type="float" office:value="106.06902527838896">
            <text:p>106.06902527838896</text:p>
          </table:table-cell>
          <table:table-cell office:value-type="float" office:value="175.7012999757627">
            <text:p>175.7012999757627</text:p>
          </table:table-cell>
          <table:table-cell office:value-type="float" office:value="0.1712637492524949">
            <text:p>0.1712637492524949</text:p>
          </table:table-cell>
          <table:table-cell office:value-type="float" office:value="0.828736250747505">
            <text:p>0.828736250747505</text:p>
          </table:table-cell>
          <table:table-cell office:value-type="float" office:value="58.22967474584829">
            <text:p>58.22967474584829</text:p>
          </table:table-cell>
          <table:table-cell office:value-type="float" office:value="281.77032525415166">
            <text:p>281.7703252541516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2.601229487374893">
            <text:p>2.601229487374893</text:p>
          </table:table-cell>
          <table:table-cell office:value-type="string" office:string-value="10">
            <text:p>10</text:p>
          </table:table-cell>
          <table:table-cell office:value-type="float" office:value="2.391790810617094">
            <text:p>2.39179081061709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65">
            <text:p>0.005765</text:p>
          </table:table-cell>
          <table:table-cell office:value-type="float" office:value="1.0">
            <text:p>1.0</text:p>
          </table:table-cell>
          <table:table-cell office:value-type="float" office:value="0.835519495586947">
            <text:p>0.835519495586947</text:p>
          </table:table-cell>
          <table:table-cell office:value-type="float" office:value="813.208875609812">
            <text:p>813.208875609812</text:p>
          </table:table-cell>
          <table:table-cell office:value-type="float" office:value="679.4518695563385">
            <text:p>679.4518695563385</text:p>
          </table:table-cell>
          <table:table-cell office:value-type="float" office:value="112.58336861298888">
            <text:p>112.58336861298888</text:p>
          </table:table-cell>
          <table:table-cell office:value-type="float" office:value="171.49325988657316">
            <text:p>171.49325988657316</text:p>
          </table:table-cell>
          <table:table-cell office:value-type="float" office:value="0.1644805044130529">
            <text:p>0.1644805044130529</text:p>
          </table:table-cell>
          <table:table-cell office:value-type="float" office:value="0.835519495586947">
            <text:p>0.835519495586947</text:p>
          </table:table-cell>
          <table:table-cell office:value-type="float" office:value="55.923371500438">
            <text:p>55.923371500438</text:p>
          </table:table-cell>
          <table:table-cell office:value-type="float" office:value="284.076628499562">
            <text:p>284.07662849956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734152991583262">
            <text:p>1.734152991583262</text:p>
          </table:table-cell>
          <table:table-cell office:value-type="string" office:string-value="11">
            <text:p>11</text:p>
          </table:table-cell>
          <table:table-cell office:value-type="float" office:value="2.2676792109654262">
            <text:p>2.267679210965426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8">
            <text:p>0.00578</text:p>
          </table:table-cell>
          <table:table-cell office:value-type="float" office:value="1.0">
            <text:p>1.0</text:p>
          </table:table-cell>
          <table:table-cell office:value-type="float" office:value="0.844259322666771">
            <text:p>0.844259322666771</text:p>
          </table:table-cell>
          <table:table-cell office:value-type="float" office:value="771.0109317282449">
            <text:p>771.0109317282449</text:p>
          </table:table-cell>
          <table:table-cell office:value-type="float" office:value="650.9331669895643">
            <text:p>650.9331669895643</text:p>
          </table:table-cell>
          <table:table-cell office:value-type="float" office:value="121.56146866854824">
            <text:p>121.56146866854824</text:p>
          </table:table-cell>
          <table:table-cell office:value-type="float" office:value="165.4867010381539">
            <text:p>165.4867010381539</text:p>
          </table:table-cell>
          <table:table-cell office:value-type="float" office:value="0.1557406773332289">
            <text:p>0.1557406773332289</text:p>
          </table:table-cell>
          <table:table-cell office:value-type="float" office:value="0.844259322666771">
            <text:p>0.844259322666771</text:p>
          </table:table-cell>
          <table:table-cell office:value-type="float" office:value="52.95183029329784">
            <text:p>52.95183029329784</text:p>
          </table:table-cell>
          <table:table-cell office:value-type="float" office:value="287.04816970670214">
            <text:p>287.0481697067021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1.156101994388841">
            <text:p>1.156101994388841</text:p>
          </table:table-cell>
          <table:table-cell office:value-type="string" office:string-value="12">
            <text:p>12</text:p>
          </table:table-cell>
          <table:table-cell office:value-type="float" office:value="2.105672958178192">
            <text:p>2.10567295817819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58">
            <text:p>0.005858</text:p>
          </table:table-cell>
          <table:table-cell office:value-type="float" office:value="1.0">
            <text:p>1.0</text:p>
          </table:table-cell>
          <table:table-cell office:value-type="float" office:value="0.8549841751420691">
            <text:p>0.8549841751420691</text:p>
          </table:table-cell>
          <table:table-cell office:value-type="float" office:value="715.9288057805853">
            <text:p>715.9288057805853</text:p>
          </table:table-cell>
          <table:table-cell office:value-type="float" office:value="612.1077994707604">
            <text:p>612.1077994707604</text:p>
          </table:table-cell>
          <table:table-cell office:value-type="float" office:value="133.51897440501818">
            <text:p>133.51897440501818</text:p>
          </table:table-cell>
          <table:table-cell office:value-type="float" office:value="157.17564514328535">
            <text:p>157.17564514328535</text:p>
          </table:table-cell>
          <table:table-cell office:value-type="float" office:value="0.1450158248579308">
            <text:p>0.1450158248579308</text:p>
          </table:table-cell>
          <table:table-cell office:value-type="float" office:value="0.8549841751420691">
            <text:p>0.8549841751420691</text:p>
          </table:table-cell>
          <table:table-cell office:value-type="float" office:value="49.305380451696486">
            <text:p>49.305380451696486</text:p>
          </table:table-cell>
          <table:table-cell office:value-type="float" office:value="290.69461954830354">
            <text:p>290.6946195483035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7707346629258942">
            <text:p>0.7707346629258942</text:p>
          </table:table-cell>
          <table:table-cell office:value-type="string" office:string-value="13">
            <text:p>13</text:p>
          </table:table-cell>
          <table:table-cell office:value-type="float" office:value="1.9043638500455649">
            <text:p>1.904363850045564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621">
            <text:p>0.005621</text:p>
          </table:table-cell>
          <table:table-cell office:value-type="float" office:value="1.0">
            <text:p>1.0</text:p>
          </table:table-cell>
          <table:table-cell office:value-type="float" office:value="0.86744091274329">
            <text:p>0.86744091274329</text:p>
          </table:table-cell>
          <table:table-cell office:value-type="float" office:value="647.4837090154921">
            <text:p>647.4837090154921</text:p>
          </table:table-cell>
          <table:table-cell office:value-type="float" office:value="561.6538595348094">
            <text:p>561.6538595348094</text:p>
          </table:table-cell>
          <table:table-cell office:value-type="float" office:value="148.75701099014833">
            <text:p>148.75701099014833</text:p>
          </table:table-cell>
          <table:table-cell office:value-type="float" office:value="146.17289934257033">
            <text:p>146.17289934257033</text:p>
          </table:table-cell>
          <table:table-cell office:value-type="float" office:value="0.1325590872567098">
            <text:p>0.1325590872567098</text:p>
          </table:table-cell>
          <table:table-cell office:value-type="float" office:value="0.86744091274329">
            <text:p>0.86744091274329</text:p>
          </table:table-cell>
          <table:table-cell office:value-type="float" office:value="45.070089667281344">
            <text:p>45.070089667281344</text:p>
          </table:table-cell>
          <table:table-cell office:value-type="float" office:value="294.92991033271863">
            <text:p>294.9299103327186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5138231086172628">
            <text:p>0.5138231086172628</text:p>
          </table:table-cell>
          <table:table-cell office:value-type="string" office:string-value="14">
            <text:p>14</text:p>
          </table:table-cell>
          <table:table-cell office:value-type="float" office:value="1.6686663697515387">
            <text:p>1.668666369751538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5">
            <text:p>0.00585</text:p>
          </table:table-cell>
          <table:table-cell office:value-type="float" office:value="1.0">
            <text:p>1.0</text:p>
          </table:table-cell>
          <table:table-cell office:value-type="float" office:value="0.8810984280467203">
            <text:p>0.8810984280467203</text:p>
          </table:table-cell>
          <table:table-cell office:value-type="float" office:value="567.3465657155232">
            <text:p>567.3465657155232</text:p>
          </table:table-cell>
          <table:table-cell office:value-type="float" office:value="499.8881672096528">
            <text:p>499.8881672096528</text:p>
          </table:table-cell>
          <table:table-cell office:value-type="float" office:value="167.15136539617023">
            <text:p>167.15136539617023</text:p>
          </table:table-cell>
          <table:table-cell office:value-type="float" office:value="132.4221001397147">
            <text:p>132.4221001397147</text:p>
          </table:table-cell>
          <table:table-cell office:value-type="float" office:value="0.1189015719532796">
            <text:p>0.1189015719532796</text:p>
          </table:table-cell>
          <table:table-cell office:value-type="float" office:value="0.8810984280467203">
            <text:p>0.8810984280467203</text:p>
          </table:table-cell>
          <table:table-cell office:value-type="float" office:value="40.426534464115086">
            <text:p>40.426534464115086</text:p>
          </table:table-cell>
          <table:table-cell office:value-type="float" office:value="299.5734655358849">
            <text:p>299.5734655358849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3425487390781752">
            <text:p>0.3425487390781752</text:p>
          </table:table-cell>
          <table:table-cell office:value-type="string" office:string-value="15">
            <text:p>15</text:p>
          </table:table-cell>
          <table:table-cell office:value-type="float" office:value="1.4108610242973598">
            <text:p>1.410861024297359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069999999999">
            <text:p>0.0058069999999999</text:p>
          </table:table-cell>
          <table:table-cell office:value-type="float" office:value="1.0">
            <text:p>1.0</text:p>
          </table:table-cell>
          <table:table-cell office:value-type="float" office:value="0.8952542383306645">
            <text:p>0.8952542383306645</text:p>
          </table:table-cell>
          <table:table-cell office:value-type="float" office:value="479.69274826110234">
            <text:p>479.69274826110234</text:p>
          </table:table-cell>
          <table:table-cell office:value-type="float" office:value="429.4469659772364">
            <text:p>429.4469659772364</text:p>
          </table:table-cell>
          <table:table-cell office:value-type="float" office:value="188.00562397513704">
            <text:p>188.00562397513704</text:p>
          </table:table-cell>
          <table:table-cell office:value-type="float" office:value="116.38081705728888">
            <text:p>116.38081705728888</text:p>
          </table:table-cell>
          <table:table-cell office:value-type="float" office:value="0.1047457616693354">
            <text:p>0.1047457616693354</text:p>
          </table:table-cell>
          <table:table-cell office:value-type="float" office:value="0.8952542383306645">
            <text:p>0.8952542383306645</text:p>
          </table:table-cell>
          <table:table-cell office:value-type="float" office:value="35.61355896757406">
            <text:p>35.61355896757406</text:p>
          </table:table-cell>
          <table:table-cell office:value-type="float" office:value="304.3864410324259">
            <text:p>304.3864410324259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2283658260521167">
            <text:p>0.2283658260521167</text:p>
          </table:table-cell>
          <table:table-cell office:value-type="string" office:string-value="16">
            <text:p>16</text:p>
          </table:table-cell>
          <table:table-cell office:value-type="float" office:value="1.1487903300957896">
            <text:p>1.148790330095789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6119999999999">
            <text:p>0.0056119999999999</text:p>
          </table:table-cell>
          <table:table-cell office:value-type="float" office:value="1.0">
            <text:p>1.0</text:p>
          </table:table-cell>
          <table:table-cell office:value-type="float" office:value="0.909196355078594">
            <text:p>0.909196355078594</text:p>
          </table:table-cell>
          <table:table-cell office:value-type="float" office:value="390.58871223256847">
            <text:p>390.58871223256847</text:p>
          </table:table-cell>
          <table:table-cell office:value-type="float" office:value="355.1218334966932">
            <text:p>355.1218334966932</text:p>
          </table:table-cell>
          <table:table-cell office:value-type="float" office:value="210.09528196162623">
            <text:p>210.09528196162623</text:p>
          </table:table-cell>
          <table:table-cell office:value-type="float" office:value="99.03147876509583">
            <text:p>99.03147876509583</text:p>
          </table:table-cell>
          <table:table-cell office:value-type="float" office:value="0.0908036449214058">
            <text:p>0.0908036449214058</text:p>
          </table:table-cell>
          <table:table-cell office:value-type="float" office:value="0.909196355078594">
            <text:p>0.909196355078594</text:p>
          </table:table-cell>
          <table:table-cell office:value-type="float" office:value="30.87323927327797">
            <text:p>30.87323927327797</text:p>
          </table:table-cell>
          <table:table-cell office:value-type="float" office:value="309.126760726722">
            <text:p>309.126760726722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522438840347445">
            <text:p>0.1522438840347445</text:p>
          </table:table-cell>
          <table:table-cell office:value-type="string" office:string-value="17">
            <text:p>17</text:p>
          </table:table-cell>
          <table:table-cell office:value-type="float" office:value="0.9013619232881273">
            <text:p>0.9013619232881273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309999999999">
            <text:p>0.0057309999999999</text:p>
          </table:table-cell>
          <table:table-cell office:value-type="float" office:value="1.0">
            <text:p>1.0</text:p>
          </table:table-cell>
          <table:table-cell office:value-type="float" office:value="0.9223424259627044">
            <text:p>0.9223424259627044</text:p>
          </table:table-cell>
          <table:table-cell office:value-type="float" office:value="306.46305391796324">
            <text:p>306.46305391796324</text:p>
          </table:table-cell>
          <table:table-cell office:value-type="float" office:value="282.66387661863337">
            <text:p>282.66387661863337</text:p>
          </table:table-cell>
          <table:table-cell office:value-type="float" office:value="231.94375379900023">
            <text:p>231.94375379900023</text:p>
          </table:table-cell>
          <table:table-cell office:value-type="float" office:value="81.65267102831935">
            <text:p>81.65267102831935</text:p>
          </table:table-cell>
          <table:table-cell office:value-type="float" office:value="0.0776575740372954">
            <text:p>0.0776575740372954</text:p>
          </table:table-cell>
          <table:table-cell office:value-type="float" office:value="0.9223424259627044">
            <text:p>0.9223424259627044</text:p>
          </table:table-cell>
          <table:table-cell office:value-type="float" office:value="26.40357517268045">
            <text:p>26.40357517268045</text:p>
          </table:table-cell>
          <table:table-cell office:value-type="float" office:value="313.59642482731954">
            <text:p>313.5964248273195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1014959226898296">
            <text:p>0.1014959226898296</text:p>
          </table:table-cell>
          <table:table-cell office:value-type="string" office:string-value="18">
            <text:p>18</text:p>
          </table:table-cell>
          <table:table-cell office:value-type="float" office:value="0.6835178785973597">
            <text:p>0.683517878597359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571">
            <text:p>0.005571</text:p>
          </table:table-cell>
          <table:table-cell office:value-type="float" office:value="1.0">
            <text:p>1.0</text:p>
          </table:table-cell>
          <table:table-cell office:value-type="float" office:value="0.9343073861059272">
            <text:p>0.9343073861059272</text:p>
          </table:table-cell>
          <table:table-cell office:value-type="float" office:value="232.39607872310236">
            <text:p>232.39607872310236</text:p>
          </table:table-cell>
          <table:table-cell office:value-type="float" office:value="217.12937285304903">
            <text:p>217.12937285304903</text:p>
          </table:table-cell>
          <table:table-cell office:value-type="float" office:value="252.2104596702708">
            <text:p>252.2104596702708</text:p>
          </table:table-cell>
          <table:table-cell office:value-type="float" office:value="65.45405160574454">
            <text:p>65.45405160574454</text:p>
          </table:table-cell>
          <table:table-cell office:value-type="float" office:value="0.0656926138940727">
            <text:p>0.0656926138940727</text:p>
          </table:table-cell>
          <table:table-cell office:value-type="float" office:value="0.9343073861059272">
            <text:p>0.9343073861059272</text:p>
          </table:table-cell>
          <table:table-cell office:value-type="float" office:value="22.335488723984746">
            <text:p>22.335488723984746</text:p>
          </table:table-cell>
          <table:table-cell office:value-type="float" office:value="317.6645112760153">
            <text:p>317.664511276015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676639484598864">
            <text:p>0.0676639484598864</text:p>
          </table:table-cell>
          <table:table-cell office:value-type="string" office:string-value="19">
            <text:p>19</text:p>
          </table:table-cell>
          <table:table-cell office:value-type="float" office:value="0.5032570153028071">
            <text:p>0.503257015302807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469999999999">
            <text:p>0.0058469999999999</text:p>
          </table:table-cell>
          <table:table-cell office:value-type="float" office:value="1.0">
            <text:p>1.0</text:p>
          </table:table-cell>
          <table:table-cell office:value-type="float" office:value="0.9449012564858156">
            <text:p>0.9449012564858156</text:p>
          </table:table-cell>
          <table:table-cell office:value-type="float" office:value="171.10738520295445">
            <text:p>171.10738520295445</text:p>
          </table:table-cell>
          <table:table-cell office:value-type="float" office:value="161.6795832722741">
            <text:p>161.6795832722741</text:p>
          </table:table-cell>
          <table:table-cell office:value-type="float" office:value="269.98895372583144">
            <text:p>269.98895372583144</text:p>
          </table:table-cell>
          <table:table-cell office:value-type="float" office:value="51.27747347934588">
            <text:p>51.27747347934588</text:p>
          </table:table-cell>
          <table:table-cell office:value-type="float" office:value="0.0550987435141844">
            <text:p>0.0550987435141844</text:p>
          </table:table-cell>
          <table:table-cell office:value-type="float" office:value="0.9449012564858156">
            <text:p>0.9449012564858156</text:p>
          </table:table-cell>
          <table:table-cell office:value-type="float" office:value="18.733572794822702">
            <text:p>18.733572794822702</text:p>
          </table:table-cell>
          <table:table-cell office:value-type="float" office:value="321.2664272051773">
            <text:p>321.2664272051773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451092989732576">
            <text:p>0.0451092989732576</text:p>
          </table:table-cell>
          <table:table-cell office:value-type="string" office:string-value="20">
            <text:p>20</text:p>
          </table:table-cell>
          <table:table-cell office:value-type="float" office:value="0.3616680691980219">
            <text:p>0.3616680691980219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917">
            <text:p>0.005917</text:p>
          </table:table-cell>
          <table:table-cell office:value-type="float" office:value="1.0">
            <text:p>1.0</text:p>
          </table:table-cell>
          <table:table-cell office:value-type="float" office:value="0.9540871622683432">
            <text:p>0.9540871622683432</text:p>
          </table:table-cell>
          <table:table-cell office:value-type="float" office:value="122.96714352732744">
            <text:p>122.96714352732744</text:p>
          </table:table-cell>
          <table:table-cell office:value-type="float" office:value="117.3213730202319">
            <text:p>117.3213730202319</text:p>
          </table:table-cell>
          <table:table-cell office:value-type="float" office:value="284.8949287480102">
            <text:p>284.8949287480102</text:p>
          </table:table-cell>
          <table:table-cell office:value-type="float" office:value="39.49470642322643">
            <text:p>39.49470642322643</text:p>
          </table:table-cell>
          <table:table-cell office:value-type="float" office:value="0.0459128377316568">
            <text:p>0.0459128377316568</text:p>
          </table:table-cell>
          <table:table-cell office:value-type="float" office:value="0.9540871622683432">
            <text:p>0.9540871622683432</text:p>
          </table:table-cell>
          <table:table-cell office:value-type="float" office:value="15.61036482876334">
            <text:p>15.61036482876334</text:p>
          </table:table-cell>
          <table:table-cell office:value-type="float" office:value="324.38963517123665">
            <text:p>324.3896351712366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300728659821717">
            <text:p>0.0300728659821717</text:p>
          </table:table-cell>
          <table:table-cell office:value-type="string" office:string-value="21">
            <text:p>21</text:p>
          </table:table-cell>
          <table:table-cell office:value-type="float" office:value="0.2550026597206295">
            <text:p>0.2550026597206295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6719999999999">
            <text:p>0.0056719999999999</text:p>
          </table:table-cell>
          <table:table-cell office:value-type="float" office:value="1.0">
            <text:p>1.0</text:p>
          </table:table-cell>
          <table:table-cell office:value-type="float" office:value="0.9619293323493172">
            <text:p>0.9619293323493172</text:p>
          </table:table-cell>
          <table:table-cell office:value-type="float" office:value="86.70090430501406">
            <text:p>86.70090430501406</text:p>
          </table:table-cell>
          <table:table-cell office:value-type="float" office:value="83.40014299220421">
            <text:p>83.40014299220421</text:p>
          </table:table-cell>
          <table:table-cell office:value-type="float" office:value="296.9728559747416">
            <text:p>296.9728559747416</text:p>
          </table:table-cell>
          <table:table-cell office:value-type="float" office:value="30.08311702402624">
            <text:p>30.08311702402624</text:p>
          </table:table-cell>
          <table:table-cell office:value-type="float" office:value="0.0380706676506826">
            <text:p>0.0380706676506826</text:p>
          </table:table-cell>
          <table:table-cell office:value-type="float" office:value="0.9619293323493172">
            <text:p>0.9619293323493172</text:p>
          </table:table-cell>
          <table:table-cell office:value-type="float" office:value="12.944027001232108">
            <text:p>12.944027001232108</text:p>
          </table:table-cell>
          <table:table-cell office:value-type="float" office:value="327.0559729987679">
            <text:p>327.0559729987679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200485773214478">
            <text:p>0.0200485773214478</text:p>
          </table:table-cell>
          <table:table-cell office:value-type="string" office:string-value="22">
            <text:p>22</text:p>
          </table:table-cell>
          <table:table-cell office:value-type="float" office:value="0.1771959300975511">
            <text:p>0.1771959300975511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33">
            <text:p>0.005733</text:p>
          </table:table-cell>
          <table:table-cell office:value-type="float" office:value="1.0">
            <text:p>1.0</text:p>
          </table:table-cell>
          <table:table-cell office:value-type="float" office:value="0.9685481314640898">
            <text:p>0.9685481314640898</text:p>
          </table:table-cell>
          <table:table-cell office:value-type="float" office:value="60.246616233167394">
            <text:p>60.246616233167394</text:p>
          </table:table-cell>
          <table:table-cell office:value-type="float" office:value="58.35174757966838">
            <text:p>58.35174757966838</text:p>
          </table:table-cell>
          <table:table-cell office:value-type="float" office:value="306.5278607641159">
            <text:p>306.5278607641159</text:p>
          </table:table-cell>
          <table:table-cell office:value-type="float" office:value="22.77850393367465">
            <text:p>22.77850393367465</text:p>
          </table:table-cell>
          <table:table-cell office:value-type="float" office:value="0.0314518685359101">
            <text:p>0.0314518685359101</text:p>
          </table:table-cell>
          <table:table-cell office:value-type="float" office:value="0.9685481314640898">
            <text:p>0.9685481314640898</text:p>
          </table:table-cell>
          <table:table-cell office:value-type="float" office:value="10.693635302209469">
            <text:p>10.693635302209469</text:p>
          </table:table-cell>
          <table:table-cell office:value-type="float" office:value="329.30636469779046">
            <text:p>329.30636469779046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133657182142985">
            <text:p>0.0133657182142985</text:p>
          </table:table-cell>
          <table:table-cell office:value-type="string" office:string-value="23">
            <text:p>23</text:p>
          </table:table-cell>
          <table:table-cell office:value-type="float" office:value="0.1217974900870718">
            <text:p>0.1217974900870718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52">
            <text:p>0.005852</text:p>
          </table:table-cell>
          <table:table-cell office:value-type="float" office:value="1.0">
            <text:p>1.0</text:p>
          </table:table-cell>
          <table:table-cell office:value-type="float" office:value="0.9740877559786912">
            <text:p>0.9740877559786912</text:p>
          </table:table-cell>
          <table:table-cell office:value-type="float" office:value="41.411146629604445">
            <text:p>41.411146629604445</text:p>
          </table:table-cell>
          <table:table-cell office:value-type="float" office:value="40.33809089293594">
            <text:p>40.33809089293594</text:p>
          </table:table-cell>
          <table:table-cell office:value-type="float" office:value="313.97217623137846">
            <text:p>313.97217623137846</text:p>
          </table:table-cell>
          <table:table-cell office:value-type="float" office:value="17.21766080137659">
            <text:p>17.21766080137659</text:p>
          </table:table-cell>
          <table:table-cell office:value-type="float" office:value="0.0259122440213087">
            <text:p>0.0259122440213087</text:p>
          </table:table-cell>
          <table:table-cell office:value-type="float" office:value="0.9740877559786912">
            <text:p>0.9740877559786912</text:p>
          </table:table-cell>
          <table:table-cell office:value-type="float" office:value="8.81016296724498">
            <text:p>8.81016296724498</text:p>
          </table:table-cell>
          <table:table-cell office:value-type="float" office:value="331.189837032755">
            <text:p>331.189837032755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89104788095323">
            <text:p>0.0089104788095323</text:p>
          </table:table-cell>
          <table:table-cell office:value-type="string" office:string-value="24">
            <text:p>24</text:p>
          </table:table-cell>
          <table:table-cell office:value-type="float" office:value="0.0830507304842816">
            <text:p>0.0830507304842816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7869999999999">
            <text:p>0.0057869999999999</text:p>
          </table:table-cell>
          <table:table-cell office:value-type="float" office:value="1.0">
            <text:p>1.0</text:p>
          </table:table-cell>
          <table:table-cell office:value-type="float" office:value="0.978695771006962">
            <text:p>0.978695771006962</text:p>
          </table:table-cell>
          <table:table-cell office:value-type="float" office:value="28.23724836465576">
            <text:p>28.23724836465576</text:p>
          </table:table-cell>
          <table:table-cell office:value-type="float" office:value="27.635675559361843">
            <text:p>27.635675559361843</text:p>
          </table:table-cell>
          <table:table-cell office:value-type="float" office:value="319.7230628882879">
            <text:p>319.7230628882879</text:p>
          </table:table-cell>
          <table:table-cell office:value-type="float" office:value="13.033499254079164">
            <text:p>13.033499254079164</text:p>
          </table:table-cell>
          <table:table-cell office:value-type="float" office:value="0.021304228993038">
            <text:p>0.021304228993038</text:p>
          </table:table-cell>
          <table:table-cell office:value-type="float" office:value="0.978695771006962">
            <text:p>0.978695771006962</text:p>
          </table:table-cell>
          <table:table-cell office:value-type="float" office:value="7.243437857632945">
            <text:p>7.243437857632945</text:p>
          </table:table-cell>
          <table:table-cell office:value-type="float" office:value="332.75656214236704">
            <text:p>332.75656214236704</text:p>
          </table:table-cell>
        </table:table-row>
        <table:table-row>
          <table:table-cell office:value-type="float" office:value="340.0">
            <text:p>340.0</text:p>
          </table:table-cell>
          <table:table-cell office:value-type="float" office:value="0.0059403192063549">
            <text:p>0.0059403192063549</text:p>
          </table:table-cell>
          <table:table-cell office:value-type="string" office:string-value="25">
            <text:p>25</text:p>
          </table:table-cell>
          <table:table-cell office:value-type="float" office:value="0.0562996433608494">
            <text:p>0.0562996433608494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0058199999999999">
            <text:p>0.0058199999999999</text:p>
          </table:table-cell>
          <table:table-cell office:value-type="float" office:value="1.0">
            <text:p>1.0</text:p>
          </table:table-cell>
          <table:table-cell office:value-type="float" office:value="0.9825115867146468">
            <text:p>0.9825115867146468</text:p>
          </table:table-cell>
          <table:table-cell office:value-type="float" office:value="19.141878742688807">
            <text:p>19.141878742688807</text:p>
          </table:table-cell>
          <table:table-cell office:value-type="float" office:value="18.80711765617855">
            <text:p>18.80711765617855</text:p>
          </table:table-cell>
          <table:table-cell office:value-type="float" office:value="324.1507222714609">
            <text:p>324.1507222714609</text:p>
          </table:table-cell>
          <table:table-cell office:value-type="float" office:value="9.90321721151904">
            <text:p>9.90321721151904</text:p>
          </table:table-cell>
          <table:table-cell office:value-type="float" office:value="0.0174884132853532">
            <text:p>0.0174884132853532</text:p>
          </table:table-cell>
          <table:table-cell office:value-type="float" office:value="0.9825115867146468">
            <text:p>0.9825115867146468</text:p>
          </table:table-cell>
          <table:table-cell office:value-type="float" office:value="5.946060517020095">
            <text:p>5.946060517020095</text:p>
          </table:table-cell>
          <table:table-cell office:value-type="float" office:value="334.0539394829799">
            <text:p>334.05393948297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